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55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nchanged Files: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396:D0:M0:A0:T396:calculateTax.ts" xlink:type="simple">calculateTax.ts </text:a>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45:D0:M0:A0:T45:getModelInstances.ts" xlink:type="simple">getModelInstances.ts </text:a>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46:D0:M0:A0:T46:index.ts" xlink:type="simple">index.ts </text:a>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47:D0:M0:A0:T47:routes_2fgetTransactionsRouter.ts" xlink:type="simple">routes/getTransactionsRouter.ts </text:a>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15:D0:M0:A0:T15:schemas_2faddressUdt.ts" xlink:type="simple">schemas/addressUdt.ts </text:a>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17:D0:M0:A0:T17:schemas_2fcompanySchema.ts" xlink:type="simple">schemas/companySchema.ts </text:a>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23:D0:M0:A0:T23:schemas_2fitemSchema.ts" xlink:type="simple">schemas/itemSchema.ts </text:a>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53:D0:M0:A0:T53:schemas_2flocationSchema.ts" xlink:type="simple">schemas/locationSchema.ts </text:a>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14:D0:M0:A0:T14:schemas_2ftransactionSchema.ts" xlink:type="simple">schemas/transactionSchema.ts </text:a>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77:D0:M0:A0:T77:schemas_2ftransactionUdts.ts" xlink:type="simple">schemas/transactionUdts.ts </text:a>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formula="of:=SUM([.B2:.B11])" office:value-type="float" office:value="733" calcext:value-type="float">
            <text:p>733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son Susumu Asaga</meta:initial-creator>
    <meta:creation-date>2018-11-24T12:44:54.096363000</meta:creation-date>
    <dc:date>2018-11-24T13:02:48.848680000</dc:date>
    <dc:creator>Edson Susumu Asaga</dc:creator>
    <meta:editing-duration>PT18M10S</meta:editing-duration>
    <meta:editing-cycles>1</meta:editing-cycles>
    <meta:document-statistic meta:table-count="1" meta:cell-count="34" meta:object-count="0"/>
    <meta:generator>LibreOffice/6.1.2.1$MacOSX_X86_64 LibreOffice_project/65905a128db06ba48db947242809d14d3f9a93fe</meta:generator>
    <meta:user-defined meta:name=""/>
  </office:meta>
</office:document-meta>
</file>